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protect="size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protect="size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id="id2" draw:layer="layout" svg:x1="4.239cm" svg:y1="2.468cm" svg:x2="4.724cm" svg:y2="1.991cm">
          <draw:glue-point draw:id="4" svg:x="-0.432cm" svg:y="0.545cm"/>
          <text:p/>
        </draw:line>
        <draw:line draw:style-name="gr2" draw:text-style-name="P1" draw:layer="layout" svg:x1="6.046cm" svg:y1="2.499cm" svg:x2="7.894cm" svg:y2="2.519cm">
          <text:p/>
        </draw:line>
        <draw:frame draw:style-name="gr3" draw:layer="layout" svg:width="0.481cm" svg:height="0.35cm" svg:x="6.167cm" svg:y="1.39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68cm" svg:height="0.352cm" svg:x="5.648cm" svg:y="0.15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4.775cm" svg:y1="1.96cm" svg:x2="6.004cm" svg:y2="0.731cm">
          <text:p/>
        </draw:line>
        <draw:frame draw:style-name="gr3" draw:layer="layout" svg:width="0.354cm" svg:height="0.308cm" svg:x="7.284cm" svg:y="1.08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draw:layer="layout" svg:width="2.804cm" svg:height="1.616cm" draw:transform="rotate (1.0471975511964) translate (4.115cm 2.92cm)">
          <text:p/>
          <draw:enhanced-geometry svg:viewBox="0 0 21600 21600" draw:mirror-horizontal="true" draw:type="block-arc" draw:modifiers="-124.86900408073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3.953cm" svg:height="1.811cm" draw:transform="rotate (-0.959931088597887) translate (5.751cm -0.724cm)">
          <text:p/>
          <draw:enhanced-geometry svg:viewBox="0 0 21600 21600" draw:type="block-arc" draw:modifiers="-148.74215700317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782cm" svg:height="0.041cm" draw:transform="rotate (-0.698131700798786) translate (5.232cm 0.441cm)">
          <text:p/>
          <draw:enhanced-geometry svg:viewBox="0 0 21600 21600" draw:mirror-vertical="false" draw:mirror-horizontal="false" draw:type="block-arc" draw:modifiers="-162.65771107184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1" draw:layer="layout" svg:x1="5.1cm" svg:y1="0.701cm" svg:x2="5.537cm" svg:y2="-0.254cm">
          <text:p/>
        </draw:line>
        <draw:line draw:style-name="gr5" draw:text-style-name="P1" draw:layer="layout" svg:x1="5.374cm" svg:y1="0.568cm" svg:x2="5.242cm" svg:y2="0.426cm">
          <text:p/>
        </draw:line>
        <draw:line draw:style-name="gr5" draw:text-style-name="P1" draw:layer="layout" svg:x1="5.781cm" svg:y1="-0.142cm" svg:x2="5.537cm" svg:y2="-0.254cm">
          <text:p/>
        </draw:line>
        <draw:line draw:style-name="gr5" draw:text-style-name="P1" draw:layer="layout" svg:x1="5.821cm" svg:y1="1.188cm" svg:x2="5.699cm" svg:y2="1.076cm">
          <text:p/>
        </draw:line>
        <draw:frame draw:style-name="gr3" draw:layer="layout" svg:width="2.35cm" svg:height="0.529cm" svg:x="5.522cm" svg:y="3.16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3.261cm" svg:height="0.53cm" svg:x="5.466cm" svg:y="3.68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2" draw:id="id1" draw:layer="layout" svg:width="3.105cm" svg:height="3.557cm" svg:x="0.054cm" svg:y="0.486cm">
          <draw:text-box>
            <text:p><text:span text:style-name="T1">سائن نما مقناطیسی</text:span></text:p>
            <text:p><text:span text:style-name="T1"><text:s/></text:span><text:span text:style-name="T1">دباؤ کو ایک سمتیہ</text:span></text:p>
            <text:p><text:span text:style-name="T1"><text:s/></text:span><text:span text:style-name="T1">سے ظاہر کیا جاتا</text:span></text:p>
            <text:p><text:span text:style-name="T1"><text:s/></text:span><text:span text:style-name="T1">ہے جہاں سمتیہ کی</text:span></text:p>
            <text:p><text:span text:style-name="T1">سمت اس کی چوٹی کو</text:span><text:span text:style-name="T1"> </text:span></text:p>
            <text:p><text:span text:style-name="T1">ظاہر کرتی ہے</text:span></text:p>
          </draw:text-box>
          <draw:glue-point draw:id="4" svg:x="3.104cm" svg:y="-1.265cm"/>
        </draw:frame>
        <draw:g>
          <draw:path draw:style-name="gr7" draw:text-style-name="P3" draw:layer="layout" svg:width="2.867cm" svg:height="2.867cm" draw:transform="skewX (-0.000349065850398784) rotate (2.0947441682432) translate (3.65839001916736cm 4.46875165918493cm)" svg:viewBox="0 0 2868 2868" svg:d="m2529 2832-150-261-251 143c-133-158-322-268-541-303v-298h-301l-1 298c-219 35-408 144-542 303l-250-144-151 261 250 144c-36 100-56 208-56 324 0 107 18 211 50 306l-245 141 151 262 239-139c134 167 328 282 553 317v279h301l1-279c225-35 419-151 553-317l239 139 151-261-245-142c33-94 50-198 50-305 0-115-20-224-56-323zm-845 1755c-813-1-1434-621-1433-1434s622-1434 1435-1434 1433 622 1433 1435-621 1433-1435 1433z">
            <text:p/>
          </draw:path>
          <draw:g>
            <draw:custom-shape draw:style-name="gr8" draw:text-style-name="P3" draw:layer="layout" svg:width="0.241cm" svg:height="0.241cm" draw:transform="skewX (0.00418879020478559) rotate (-2.09439510239399) translate (5.234cm 2.97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" draw:layer="layout" svg:width="0.109cm" svg:height="0.108cm" draw:transform="skewX (0.00925024503556823) rotate (-2.09439510239399) translate (5.145cm 3.0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0">
            <draw:custom-shape draw:style-name="gr11" draw:text-style-name="P3" draw:layer="layout" svg:width="0.241cm" svg:height="0.241cm" draw:transform="rotate (-0.261799387800286) translate (4.984cm 1.8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3" draw:layer="layout" svg:x1="4.972cm" svg:y1="1.969cm" svg:x2="5.169cm" svg:y2="2.022cm">
              <text:p/>
            </draw:line>
            <draw:line draw:style-name="gr13" draw:text-style-name="P3" draw:layer="layout" svg:x1="5.042cm" svg:y1="2.093cm" svg:x2="5.095cm" svg:y2="1.896cm">
              <text:p/>
            </draw:line>
          </draw:g>
          <draw:g>
            <draw:custom-shape draw:style-name="gr14" draw:text-style-name="P3" draw:layer="layout" svg:width="0.241cm" svg:height="0.241cm" draw:transform="skewX (-0.00418879020478561) rotate (2.0943951023928) translate (3.25cm 3.18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3" draw:layer="layout" svg:width="0.11cm" svg:height="0.11cm" draw:transform="skewX (-0.00907571211036873) rotate (2.0943951023928) translate (3.274cm 3.09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3" draw:layer="layout" svg:width="0.242cm" svg:height="0.241cm" svg:x="4.061cm" svg:y="1.3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3" draw:layer="layout" svg:width="0.109cm" svg:height="0.109cm" svg:x="4.127cm" svg:y="1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0">
            <draw:custom-shape draw:style-name="gr18" draw:text-style-name="P3" draw:layer="layout" svg:width="0.242cm" svg:height="0.242cm" draw:transform="rotate (-2.35619449019309) translate (4.353cm 3.5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3" draw:layer="layout" svg:x1="4.256cm" svg:y1="3.464cm" svg:x2="4.111cm" svg:y2="3.609cm">
              <text:p/>
            </draw:line>
            <draw:line draw:style-name="gr20" draw:text-style-name="P3" draw:layer="layout" svg:x1="4.113cm" svg:y1="3.462cm" svg:x2="4.258cm" svg:y2="3.607cm">
              <text:p/>
            </draw:line>
          </draw:g>
          <draw:g draw:style-name="gr10">
            <draw:custom-shape draw:style-name="gr21" draw:text-style-name="P3" draw:layer="layout" svg:width="0.242cm" svg:height="0.241cm" draw:transform="skewX (-0.00418879020478559) rotate (1.8325957145937) translate (3.209cm 2.1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2" draw:text-style-name="P3" draw:layer="layout" svg:x1="3.318cm" svg:y1="2.095cm" svg:x2="3.265cm" svg:y2="1.898cm">
              <text:p/>
            </draw:line>
            <draw:line draw:style-name="gr23" draw:text-style-name="P3" draw:layer="layout" svg:x1="3.392cm" svg:y1="1.973cm" svg:x2="3.195cm" svg:y2="2.026cm">
              <text:p/>
            </draw:line>
          </draw:g>
          <draw:g draw:style-name="gr10">
            <draw:path draw:style-name="gr24" draw:text-style-name="P3" draw:layer="layout" svg:width="1.416cm" svg:height="1.388cm" draw:transform="skewX (-0.000698131700797587) rotate (0.784874564621702) translate (3.18883100635148cm 2.51784145001809cm)" svg:viewBox="0 0 1417 1389" svg:d="m861 9186h-306v273c-184-41-351-157-457-340-199-346-87-763 259-963 60-35 122-61 185-77v268l306-1v-276c190 37 363 156 471 343 200 346 87 763-258 963-65 37-131 64-200 80z">
              <text:p/>
            </draw:path>
            <draw:g>
              <draw:custom-shape draw:style-name="gr25" draw:text-style-name="P3" draw:layer="layout" svg:width="0.242cm" svg:height="0.241cm" draw:transform="skewX (-0.00418879020478567) rotate (0.7853981633973) translate (3.613cm 2.12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6" draw:text-style-name="P3" draw:layer="layout" svg:width="0.11cm" svg:height="0.109cm" draw:transform="skewX (0.00925024503556819) rotate (0.7853981633973) translate (3.706cm 2.12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10">
              <draw:custom-shape draw:style-name="gr27" draw:text-style-name="P3" draw:layer="layout" svg:width="0.241cm" svg:height="0.242cm" draw:transform="rotate (1.5707963267946) translate (4.46cm 3.02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8" draw:text-style-name="P3" draw:layer="layout" svg:x1="4.579cm" svg:y1="3.007cm" svg:x2="4.579cm" svg:y2="2.802cm">
                <text:p/>
              </draw:line>
              <draw:line draw:style-name="gr29" draw:text-style-name="P3" draw:layer="layout" svg:x1="4.683cm" svg:y1="2.907cm" svg:x2="4.478cm" svg:y2="2.907cm">
                <text:p/>
              </draw:line>
            </draw:g>
          </draw:g>
        </draw:g>
        <draw:connector draw:style-name="gr5" draw:text-style-name="P1" draw:layer="layout" draw:type="curve" draw:line-skew="0cm -0.805cm" svg:x1="2.569cm" svg:y1="1.815cm" svg:x2="4.461cm" svg:y2="2.254cm" draw:start-shape="id1" draw:start-glue-point="4" draw:end-shape="id2" draw:end-glue-point="4" svg:d="m2569 1815c1686 0 1405 181 1456 261s436 61 436 178">
          <text:p/>
        </draw:connector>
        <draw:frame draw:style-name="gr3" draw:layer="layout" svg:width="0.423cm" svg:height="0.466cm" svg:x="4.26cm" svg:y="1.07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755cm" svg:height="0.467cm" svg:x="3.302cm" svg:y="3.3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754cm" svg:height="0.467cm" svg:x="4.937cm" svg:y="1.99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399cm" svg:height="0.467cm" svg:x="4.754cm" svg:y="3.05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73cm" svg:height="0.467cm" svg:x="2.976cm" svg:y="1.37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423cm" svg:height="0.466cm" svg:x="2.899cm" svg:y="2.458cm"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 math:stretchy="false">θ</math:mo>
      <math:mi>m</math:mi>
    </math:msub>
    <math:annotation math:encoding="StarMath 5.0">%theta_m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c</math:mi>
    </math:mrow>
    <math:annotation math:encoding="StarMath 5.0">-c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o math:stretchy="false">θ</math:mo>
      <math:mi>p</math:mi>
    </math:msub>
    <math:annotation math:encoding="StarMath 5.0">%theta_p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a</math:mi>
    </math:mrow>
    <math:annotation math:encoding="StarMath 5.0">-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b</math:mi>
    </math:mrow>
    <math:annotation math:encoding="StarMath 5.0">-b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sub>
          <math:mi>B</math:mi>
          <math:mn>0</math:mn>
        </math:msub>
      </math:mrow>
      <math:mi>cos</math:mi>
      <math:msub>
        <math:mo math:stretchy="false">θ</math:mo>
        <math:mi>p</math:mi>
      </math:msub>
    </math:mrow>
    <math:annotation math:encoding="StarMath 5.0">B=B_0 cos %theta_p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sub>
          <math:mi>B</math:mi>
          <math:mn>0</math:mn>
        </math:msub>
      </math:mrow>
      <math:mi>cos</math:mi>
      <math:mrow>
        <math:mo math:stretchy="false">(</math:mo>
        <math:mrow>
          <math:mo math:stretchy="false">θ</math:mo>
          <math:mo math:stretchy="false">−</math:mo>
          <math:msub>
            <math:mo math:stretchy="false">θ</math:mo>
            <math:mi>m</math:mi>
          </math:msub>
        </math:mrow>
        <math:mo math:stretchy="false">)</math:mo>
      </math:mrow>
    </math:mrow>
    <math:annotation math:encoding="StarMath 5.0">B=B_0 cos (%theta-%theta_m)</math:annotation>
  </math:semantics>
</math:math>
</file>